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3800000094EE3682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72in"/>
    </style:style>
    <style:style style:name="co22" style:family="table-column">
      <style:table-column-properties fo:break-before="auto" style:column-width="1.1382in"/>
    </style:style>
    <style:style style:name="co23" style:family="table-column">
      <style:table-column-properties fo:break-before="auto" style:column-width="0.8189in"/>
    </style:style>
    <style:style style:name="co24" style:family="table-column">
      <style:table-column-properties fo:break-before="auto" style:column-width="1.4047in"/>
    </style:style>
    <style:style style:name="co25" style:family="table-column">
      <style:table-column-properties fo:break-before="auto" style:column-width="1.9008in"/>
    </style:style>
    <style:style style:name="co26" style:family="table-column">
      <style:table-column-properties fo:break-before="auto" style:column-width="1.9047in"/>
    </style:style>
    <style:style style:name="co27" style:family="table-column">
      <style:table-column-properties fo:break-before="auto" style:column-width="2.0756in"/>
    </style:style>
    <style:style style:name="co28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1846in" fo:break-before="auto" style:use-optimal-row-height="true"/>
    </style:style>
    <style:style style:name="ro21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text-position="" style:font-name="Arial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text-position="" style:font-name="Arial" fo:font-size="10pt" fo:font-weight="bold"/>
    </style:style>
    <style:style style:name="ce71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3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5" style:family="table-cell" style:parent-style-name="Default">
      <style:text-properties style:text-position=""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7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3" style:family="table-cell" style:parent-style-name="Default">
      <style:table-cell-properties fo:border="0.06pt solid #000000"/>
      <style:text-properties style:text-position=""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6pt solid #000000"/>
      <style:text-properties style:text-position=""/>
    </style:style>
    <style:style style:name="ce85" style:family="table-cell" style:parent-style-name="Default">
      <style:table-cell-properties fo:border="0.06pt solid #000000"/>
      <style:text-properties style:text-position=""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6pt solid #000000"/>
      <style:text-properties style:text-position="" style:font-name="Arial"/>
    </style:style>
    <style:style style:name="ce87" style:family="table-cell" style:parent-style-name="Default">
      <style:table-cell-properties fo:border="0.06pt solid #000000"/>
      <style:text-properties style:text-position=""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text-position=""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72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ext-properties style:font-name="Arial" fo:font-size="10pt"/>
    </style:style>
    <style:style style:name="ce14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font-name="Arial" fo:font-size="10pt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7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9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20">
          <table:table-cell table:style-name="ce57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repeated="248"/>
          <table:table-cell/>
        </table:table-row>
        <table:table-row table:style-name="ro20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1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5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2">
          <table:table-cell table:style-name="ce95"/>
          <table:table-cell table:style-name="ce100" office:value-type="string">
            <text:p>Test Status:</text:p>
          </table:table-cell>
          <table:table-cell table:style-name="ce11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20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3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4">
          <table:table-cell table:style-name="ce96"/>
          <table:table-cell table:style-name="ce102" office:value-type="string">
            <text:p>Effective Date</text:p>
          </table:table-cell>
          <table:table-cell table:style-name="ce111" office:value-type="string">
            <text:p>Version</text:p>
          </table:table-cell>
          <table:table-cell table:style-name="ce111" office:value-type="string">
            <text:p>Change description</text:p>
          </table:table-cell>
          <table:table-cell table:style-name="ce111" office:value-type="string">
            <text:p>Originator</text:p>
          </table:table-cell>
          <table:table-cell table:style-name="ce137" office:value-type="string">
            <text:p>Reviewer/</text:p>
            <text:p>Approver</text:p>
          </table:table-cell>
          <table:table-cell table:style-name="ce138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20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2" office:value-type="string">
            <text:p>1.0</text:p>
          </table:table-cell>
          <table:table-cell table:style-name="ce116" office:value-type="string">
            <text:p>New document</text:p>
          </table:table-cell>
          <table:table-cell table:style-name="ce121" office:value-type="string">
            <text:p>minh.nguyen</text:p>
          </table:table-cell>
          <table:table-cell table:style-name="ce135"/>
          <table:table-cell table:style-name="ce139"/>
          <table:table-cell table:style-name="ce95"/>
          <table:table-cell table:style-name="ce96" table:number-columns-repeated="247"/>
          <table:table-cell/>
        </table:table-row>
        <table:table-row table:style-name="ro20">
          <table:table-cell table:style-name="ce95"/>
          <table:table-cell table:style-name="ce104" office:value-type="string">
            <text:p>23-Dect-10</text:p>
          </table:table-cell>
          <table:table-cell table:style-name="ce112" office:value-type="string">
            <text:p>1.1</text:p>
          </table:table-cell>
          <table:table-cell table:style-name="ce116" office:value-type="string">
            <text:p>Update ID, slit in cases</text:p>
          </table:table-cell>
          <table:table-cell table:style-name="ce116" office:value-type="string">
            <text:p>minh.nguyen</text:p>
          </table:table-cell>
          <table:table-cell table:style-name="ce135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8/Apr/11</text:p>
          </table:table-cell>
          <table:table-cell table:style-name="ce112" office:value-type="string">
            <text:p>1.2</text:p>
          </table:table-cell>
          <table:table-cell table:style-name="ce116" office:value-type="string">
            <text:p>Add test for Wiki intergration</text:p>
          </table:table-cell>
          <table:table-cell table:style-name="ce116" office:value-type="string">
            <text:p>minh.nguyen</text:p>
          </table:table-cell>
          <table:table-cell table:style-name="ce135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15/Dec/11</text:p>
          </table:table-cell>
          <table:table-cell table:style-name="ce112" office:value-type="string">
            <text:p>1.3</text:p>
          </table:table-cell>
          <table:table-cell table:style-name="ce116" office:value-type="string">
            <text:p>Update ID, remove cases</text:p>
          </table:table-cell>
          <table:table-cell table:style-name="ce122" office:value-type="string">
            <text:p>hanh.ly</text:p>
          </table:table-cell>
          <table:table-cell table:style-name="ce135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3"/>
          <table:table-cell table:style-name="ce117"/>
          <table:table-cell table:style-name="ce135" table:number-columns-repeated="2"/>
          <table:table-cell table:style-name="ce141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3"/>
          <table:table-cell table:style-name="ce118"/>
          <table:table-cell table:style-name="ce135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3"/>
          <table:table-cell table:style-name="ce119"/>
          <table:table-cell table:style-name="ce135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3"/>
          <table:table-cell table:style-name="ce119"/>
          <table:table-cell table:style-name="ce135" table:number-columns-repeated="2"/>
          <table:table-cell table:style-name="ce140"/>
          <table:table-cell table:style-name="ce57"/>
          <table:table-cell table:style-name="ce95" table:number-columns-repeated="247"/>
          <table:table-cell/>
        </table:table-row>
        <table:table-row table:style-name="ro20">
          <table:table-cell table:style-name="ce57"/>
          <table:table-cell table:style-name="ce105"/>
          <table:table-cell table:style-name="ce113"/>
          <table:table-cell table:style-name="ce118"/>
          <table:table-cell table:style-name="ce135" table:number-columns-repeated="2"/>
          <table:table-cell table:style-name="ce140"/>
          <table:table-cell table:style-name="ce57" table:number-columns-repeated="248"/>
          <table:table-cell/>
        </table:table-row>
        <table:table-row table:style-name="ro20" table:number-rows-repeated="2">
          <table:table-cell table:style-name="ce57"/>
          <table:table-cell table:style-name="ce105"/>
          <table:table-cell table:style-name="ce113"/>
          <table:table-cell table:style-name="ce118"/>
          <table:table-cell table:style-name="ce119" table:number-columns-repeated="2"/>
          <table:table-cell table:style-name="ce140"/>
          <table:table-cell table:style-name="ce57" table:number-columns-repeated="248"/>
          <table:table-cell/>
        </table:table-row>
        <table:table-row table:style-name="ro20">
          <table:table-cell table:style-name="ce57"/>
          <table:table-cell table:style-name="ce106"/>
          <table:table-cell table:style-name="ce114"/>
          <table:table-cell table:style-name="ce120"/>
          <table:table-cell table:style-name="ce136" table:number-columns-repeated="2"/>
          <table:table-cell table:style-name="ce142"/>
          <table:table-cell table:style-name="ce57" table:number-columns-repeated="248"/>
          <table:table-cell/>
        </table:table-row>
        <table:table-row table:style-name="ro20">
          <table:table-cell table:style-name="ce57" table:number-columns-repeated="255"/>
          <table:table-cell/>
        </table:table-row>
        <table:table-row table:style-name="ro20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20" table:number-rows-repeated="3">
          <table:table-cell table:style-name="ce57" table:number-columns-repeated="255"/>
          <table:table-cell/>
        </table:table-row>
        <table:table-row table:style-name="ro20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20" table:number-rows-repeated="10">
          <table:table-cell table:style-name="ce57" table:number-columns-repeated="255"/>
          <table:table-cell/>
        </table:table-row>
        <table:table-row table:style-name="ro20" table:number-rows-repeated="1048522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visibility="collapse" table:default-cell-style-name="Default"/>
        <table:table-column table:style-name="co8" table:number-columns-repeated="246" table:default-cell-style-name="Default"/>
        <table:table-row table:style-name="ro20">
          <table:table-cell table:style-name="ce143"/>
          <table:table-cell table:style-name="ce148" office:value-type="string">
            <text:p>TEST CASES</text:p>
          </table:table-cell>
          <table:table-cell table:style-name="ce148"/>
          <table:table-cell table:style-name="ce149" table:number-columns-repeated="2"/>
          <table:table-cell table:style-name="ce143"/>
          <table:table-cell table:style-name="ce163"/>
          <table:table-cell table:style-name="ce149" table:number-columns-repeated="2"/>
          <table:table-cell table:style-name="ce187" table:number-columns-repeated="219"/>
          <table:table-cell table:style-name="ce163" table:number-columns-repeated="18"/>
          <table:table-cell table:style-name="ce143" table:number-columns-repeated="9"/>
        </table:table-row>
        <table:table-row table:style-name="ro20">
          <table:table-cell table:style-name="ce143"/>
          <table:table-cell table:style-name="ce149" table:number-columns-repeated="4"/>
          <table:table-cell table:style-name="ce143"/>
          <table:table-cell table:style-name="ce163"/>
          <table:table-cell table:style-name="ce149" table:number-columns-repeated="2"/>
          <table:table-cell table:style-name="ce188" office:value-type="string">
            <text:p>Passed</text:p>
          </table:table-cell>
          <table:table-cell table:style-name="ce188" table:formula="of:=COUNTIF([.K$7:.K$1012];[.$J2])" office:value-type="float" office:value="22">
            <text:p>22</text:p>
          </table:table-cell>
          <table:table-cell table:style-name="ce188" table:formula="of:=COUNTIF([.L$7:.L$1012];[.$J2])" office:value-type="float" office:value="25">
            <text:p>25</text:p>
          </table:table-cell>
          <table:table-cell table:style-name="ce188" table:formula="of:=COUNTIF([.M$7:.M$1012];[.$J2])" office:value-type="float" office:value="0">
            <text:p>0</text:p>
          </table:table-cell>
          <table:table-cell table:style-name="ce188" table:formula="of:=COUNTIF([.N$7:.N$1012];[.$J2])" office:value-type="float" office:value="0">
            <text:p>0</text:p>
          </table:table-cell>
          <table:table-cell table:style-name="ce187" table:number-columns-repeated="214"/>
          <table:table-cell table:style-name="ce163" table:number-columns-repeated="18"/>
          <table:table-cell table:style-name="ce143" table:number-columns-repeated="9"/>
        </table:table-row>
        <table:table-row table:style-name="ro20">
          <table:table-cell table:style-name="ce143"/>
          <table:table-cell table:style-name="ce150" office:value-type="string">
            <text:p>Functions List<text:span text:style-name="T2">:</text:span></text:p>
          </table:table-cell>
          <table:table-cell table:style-name="ce156" table:number-columns-spanned="3" table:number-rows-spanned="1"/>
          <table:covered-table-cell table:style-name="ce162"/>
          <table:covered-table-cell table:style-name="ce157"/>
          <table:table-cell table:style-name="ce143"/>
          <table:table-cell table:style-name="ce163"/>
          <table:table-cell table:style-name="ce181"/>
          <table:table-cell table:style-name="ce185"/>
          <table:table-cell table:style-name="ce188" office:value-type="string">
            <text:p>Failed</text:p>
          </table:table-cell>
          <table:table-cell table:style-name="ce188" table:formula="of:=COUNTIF([.K$7:.K$1012];[.$J3])" office:value-type="float" office:value="3">
            <text:p>3</text:p>
          </table:table-cell>
          <table:table-cell table:style-name="ce188" table:formula="of:=COUNTIF([.L$7:.L$1012];[.$J3])" office:value-type="float" office:value="0">
            <text:p>0</text:p>
          </table:table-cell>
          <table:table-cell table:style-name="ce188" table:formula="of:=COUNTIF([.M$7:.M$1012];[.$J3])" office:value-type="float" office:value="0">
            <text:p>0</text:p>
          </table:table-cell>
          <table:table-cell table:style-name="ce188" table:formula="of:=COUNTIF([.N$7:.N$1012];[.$J3])" office:value-type="float" office:value="0">
            <text:p>0</text:p>
          </table:table-cell>
          <table:table-cell table:style-name="ce187" table:number-columns-repeated="214"/>
          <table:table-cell table:style-name="ce163" table:number-columns-repeated="18"/>
          <table:table-cell table:style-name="ce143" table:number-columns-repeated="9"/>
        </table:table-row>
        <table:table-row table:style-name="ro12">
          <table:table-cell table:style-name="ce143"/>
          <table:table-cell table:style-name="ce150" office:value-type="string">
            <text:p>Total Main Cases:</text:p>
          </table:table-cell>
          <table:table-cell table:style-name="ce157" table:formula="of:=MAX([.A7:.A998])" office:value-type="float" office:value="9" table:number-columns-spanned="3" table:number-rows-spanned="1">
            <text:p>9</text:p>
          </table:table-cell>
          <table:covered-table-cell table:number-columns-repeated="2" table:style-name="ce163"/>
          <table:table-cell table:style-name="ce143"/>
          <table:table-cell table:style-name="ce163"/>
          <table:table-cell table:style-name="ce181"/>
          <table:table-cell table:style-name="ce186"/>
          <table:table-cell table:style-name="ce188" office:value-type="string">
            <text:p>Blocked</text:p>
          </table:table-cell>
          <table:table-cell table:style-name="ce188" table:formula="of:=COUNTIF([.K$7:.K$1012];[.$J4])" office:value-type="float" office:value="0">
            <text:p>0</text:p>
          </table:table-cell>
          <table:table-cell table:style-name="ce188" table:formula="of:=COUNTIF([.L$7:.L$1012];[.$J4])" office:value-type="float" office:value="0">
            <text:p>0</text:p>
          </table:table-cell>
          <table:table-cell table:style-name="ce188" table:formula="of:=COUNTIF([.M$7:.M$1012];[.$J4])" office:value-type="float" office:value="0">
            <text:p>0</text:p>
          </table:table-cell>
          <table:table-cell table:style-name="ce188" table:formula="of:=COUNTIF([.N$7:.N$1012];[.$J4])" office:value-type="float" office:value="0">
            <text:p>0</text:p>
          </table:table-cell>
          <table:table-cell table:style-name="ce187" table:number-columns-repeated="214"/>
          <table:table-cell table:style-name="ce163" table:number-columns-repeated="18"/>
          <table:table-cell table:style-name="ce143" table:number-columns-repeated="9"/>
        </table:table-row>
        <table:table-row table:style-name="ro20">
          <table:table-cell table:style-name="ce144"/>
          <table:table-cell table:style-name="ce151"/>
          <table:table-cell table:style-name="ce144" table:number-columns-repeated="7"/>
          <table:table-cell table:style-name="ce189" office:value-type="string">
            <text:p>Untested</text:p>
          </table:table-cell>
          <table:table-cell table:style-name="ce188" table:formula="of:=COUNTIF([.K$7:.K$1012];[.$J5])" office:value-type="float" office:value="0">
            <text:p>0</text:p>
          </table:table-cell>
          <table:table-cell table:style-name="ce188" table:formula="of:=COUNTIF([.L$7:.L$1012];[.$J5])" office:value-type="float" office:value="0">
            <text:p>0</text:p>
          </table:table-cell>
          <table:table-cell table:style-name="ce188" table:formula="of:=COUNTIF([.M$7:.M$1012];[.$J5])" office:value-type="float" office:value="0">
            <text:p>0</text:p>
          </table:table-cell>
          <table:table-cell table:style-name="ce188" table:formula="of:=COUNTIF([.N$7:.N$1012];[.$J5])" office:value-type="float" office:value="0">
            <text:p>0</text:p>
          </table:table-cell>
          <table:table-cell table:style-name="ce144" table:number-columns-repeated="232"/>
          <table:table-cell table:style-name="ce143" table:number-columns-repeated="9"/>
        </table:table-row>
        <table:table-row table:style-name="ro12">
          <table:table-cell table:style-name="ce145" office:value-type="string">
            <text:p>Case No</text:p>
          </table:table-cell>
          <table:table-cell table:style-name="ce152" office:value-type="string">
            <text:p>Related function</text:p>
          </table:table-cell>
          <table:table-cell table:style-name="ce152" office:value-type="string">
            <text:p>Case ID</text:p>
          </table:table-cell>
          <table:table-cell table:style-name="ce152" office:value-type="string">
            <text:p>Path</text:p>
          </table:table-cell>
          <table:table-cell table:style-name="ce168" office:value-type="string">
            <text:p>Case Description</text:p>
          </table:table-cell>
          <table:table-cell table:style-name="ce152" office:value-type="string">
            <text:p>Step Description</text:p>
          </table:table-cell>
          <table:table-cell table:style-name="ce152" office:value-type="string">
            <text:p>Steps to produce</text:p>
          </table:table-cell>
          <table:table-cell table:style-name="ce152" office:value-type="string">
            <text:p>Expected Output</text:p>
          </table:table-cell>
          <table:table-cell table:style-name="ce152" office:value-type="string">
            <text:p>Priority</text:p>
          </table:table-cell>
          <table:table-cell table:style-name="ce152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5"/>
          <table:table-cell table:style-name="ce195" table:number-columns-repeated="211"/>
          <table:table-cell table:style-name="ce163" table:number-columns-repeated="17"/>
          <table:table-cell table:style-name="ce143" table:number-columns-repeated="9"/>
        </table:table-row>
        <table:table-row table:style-name="ro12">
          <table:table-cell table:style-name="ce146" office:value-type="float" office:value="1">
            <text:p>001</text:p>
          </table:table-cell>
          <table:table-cell table:style-name="ce153" office:value-type="string">
            <text:p>SMOKE_PLF_INT_01</text:p>
          </table:table-cell>
          <table:table-cell table:style-name="ce158" office:value-type="float" office:value="1">
            <text:p>001</text:p>
          </table:table-cell>
          <table:table-cell table:style-name="ce164" office:value-type="string">
            <text:p>Smoke/Integration/Home</text:p>
          </table:table-cell>
          <table:table-cell table:style-name="ce169" office:value-type="string">
            <text:p>Check Home page</text:p>
          </table:table-cell>
          <table:table-cell table:style-name="ce174" office:value-type="string">
            <text:p>Step 1: Show Intranet Home page</text:p>
          </table:table-cell>
          <table:table-cell table:style-name="ce170" office:value-type="string">
            <text:p>- Login intranet site by root</text:p>
          </table:table-cell>
          <table:table-cell table:style-name="ce174" office:value-type="string">
            <text:p>Home page is show properly, gadgets are well display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33"/>
          <table:table-cell table:style-name="ce196"/>
          <table:table-cell table:style-name="ce143" table:number-columns-repeated="9"/>
        </table:table-row>
        <table:table-row table:style-name="ro25">
          <table:table-cell table:style-name="ce14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53" office:value-type="string">
            <text:p>SMOKE_PLF_INT_02</text:p>
          </table:table-cell>
          <table:table-cell table:style-name="ce159" office:value-type="float" office:value="1">
            <text:p>001</text:p>
          </table:table-cell>
          <table:table-cell table:style-name="ce164" office:value-type="string">
            <text:p>Smoke/Integration/Space</text:p>
          </table:table-cell>
          <table:table-cell table:style-name="ce169" office:value-type="string">
            <text:p>Add space</text:p>
          </table:table-cell>
          <table:table-cell table:style-name="ce174" office:value-type="string">
            <text:p>Step 1: Add space</text:p>
          </table:table-cell>
          <table:table-cell table:style-name="ce170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74" office:value-type="string">
            <text:p>Public Spaces form is show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33"/>
          <table:table-cell table:style-name="ce196"/>
          <table:table-cell table:style-name="ce143" table:number-columns-repeated="9"/>
        </table:table-row>
        <table:table-row table:style-name="ro26">
          <table:table-cell table:style-name="ce14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4" office:value-type="string">
            <text:p>SMOKE_PLF_INT_02</text:p>
          </table:table-cell>
          <table:table-cell table:style-name="ce15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5" office:value-type="string">
            <text:p>Smoke/Integration/Space</text:p>
          </table:table-cell>
          <table:table-cell table:style-name="ce170" office:value-type="string">
            <text:p>Add space</text:p>
          </table:table-cell>
          <table:table-cell table:style-name="ce174" office:value-type="string">
            <text:p>Step 2: Add space</text:p>
          </table:table-cell>
          <table:table-cell table:style-name="ce179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74" office:value-type="string">
            <text:p>New space is added. Space details is shown, there're some applications are integrated &amp; listed in top-right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33"/>
          <table:table-cell table:style-name="ce196"/>
          <table:table-cell table:style-name="ce143" table:number-columns-repeated="9"/>
        </table:table-row>
        <table:table-row table:style-name="ro26">
          <table:table-cell table:style-name="ce146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5" office:value-type="string">
            <text:p>SMOKE_PLF_INT_03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Calendar</text:p>
          </table:table-cell>
          <table:table-cell table:style-name="ce171" office:value-type="string">
            <text:p>Check integrate with Calendar</text:p>
          </table:table-cell>
          <table:table-cell table:style-name="ce175" office:value-type="string">
            <text:p>Step 1: Show integrated Calendar</text:p>
          </table:table-cell>
          <table:table-cell table:style-name="ce175" office:value-type="string">
            <text:p>In a specific space:</text:p>
            <text:p>Click <text:span text:style-name="T3">Agenda</text:span> tab</text:p>
          </table:table-cell>
          <table:table-cell table:style-name="ce175" office:value-type="string">
            <text:p>The calendar page is shown in right pane of Home page, left pane of calendar is hidde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4" office:value-type="string">
            <text:p>SMOKE_PLF_INT_03</text:p>
          </table:table-cell>
          <table:table-cell table:style-name="ce15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5" office:value-type="string">
            <text:p>Smoke/Integration/Calendar</text:p>
          </table:table-cell>
          <table:table-cell table:style-name="ce170" office:value-type="string">
            <text:p>Check integrate with Calendar</text:p>
          </table:table-cell>
          <table:table-cell table:style-name="ce175" office:value-type="string">
            <text:p>Step 2: Add event on calendar</text:p>
          </table:table-cell>
          <table:table-cell table:style-name="ce175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5" office:value-type="string">
            <text:p>New Event is add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4" office:value-type="string">
            <text:p>SMOKE_PLF_INT_03</text:p>
          </table:table-cell>
          <table:table-cell table:style-name="ce15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5" office:value-type="string">
            <text:p>Smoke/Integration/Calendar</text:p>
          </table:table-cell>
          <table:table-cell table:style-name="ce170" office:value-type="string">
            <text:p>Check integrate with Calendar</text:p>
          </table:table-cell>
          <table:table-cell table:style-name="ce175" office:value-type="string">
            <text:p>Step 3: Check adding activity for added event</text:p>
          </table:table-cell>
          <table:table-cell table:style-name="ce175" office:value-type="string">
            <text:p>Click <text:span text:style-name="T3">Home</text:span> tab</text:p>
          </table:table-cell>
          <table:table-cell table:style-name="ce175" office:value-type="string">
            <text:p>Space stream is shown: there's an activity for added event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5" office:value-type="string">
            <text:p>SMOKE_PLF_INT_04</text:p>
          </table:table-cell>
          <table:table-cell table:style-name="ce160" office:value-type="float" office:value="1">
            <text:p>001</text:p>
          </table:table-cell>
          <table:table-cell table:style-name="ce166" office:value-type="string">
            <text:p>Smoke/Integration/Wiki</text:p>
          </table:table-cell>
          <table:table-cell table:style-name="ce171" office:value-type="string">
            <text:p>Check integrate with Wiki</text:p>
          </table:table-cell>
          <table:table-cell table:style-name="ce174" office:value-type="string">
            <text:p>Step 1: Show integrated Wiki</text:p>
          </table:table-cell>
          <table:table-cell table:style-name="ce170" office:value-type="string">
            <text:p>In a specific space: Click Wiki tab</text:p>
          </table:table-cell>
          <table:table-cell table:style-name="ce175" office:value-type="string">
            <text:p>The Wiki page is shown in right pane of Home page, stay at Wiki Home of current spac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5">
          <table:table-cell table:style-name="ce14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4" office:value-type="string">
            <text:p>SMOKE_PLF_INT_04</text:p>
          </table:table-cell>
          <table:table-cell table:style-name="ce15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office:value-type="string">
            <text:p>Smoke/Integration/Wiki</text:p>
          </table:table-cell>
          <table:table-cell table:style-name="ce170" office:value-type="string">
            <text:p>Check integrate with Wiki</text:p>
          </table:table-cell>
          <table:table-cell table:style-name="ce176" office:value-type="string">
            <text:p>Step 2: Add new page</text:p>
          </table:table-cell>
          <table:table-cell table:style-name="ce176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6" office:value-type="string">
            <text:p>New wiki page is added</text:p>
          </table:table-cell>
          <table:table-cell table:style-name="ce175" office:value-type="string">
            <text:p>High</text:p>
          </table:table-cell>
          <table:table-cell table:style-name="ce191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4" office:value-type="string">
            <text:p>SMOKE_PLF_INT_04</text:p>
          </table:table-cell>
          <table:table-cell table:style-name="ce15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6" office:value-type="string">
            <text:p>Smoke/Integration/Wiki</text:p>
          </table:table-cell>
          <table:table-cell table:style-name="ce170" office:value-type="string">
            <text:p>Check integrate with Wiki</text:p>
          </table:table-cell>
          <table:table-cell table:style-name="ce177" office:value-type="string">
            <text:p>Step 3: Check updating activity for added topic</text:p>
          </table:table-cell>
          <table:table-cell table:style-name="ce175" office:value-type="string">
            <text:p>Click <text:span text:style-name="T3">Home</text:span> on left pane</text:p>
          </table:table-cell>
          <table:table-cell table:style-name="ce175" office:value-type="string">
            <text:p>Space stream is shown: there's an activity for added topic</text:p>
          </table:table-cell>
          <table:table-cell table:style-name="ce175" office:value-type="string">
            <text:p>High</text:p>
          </table:table-cell>
          <table:table-cell table:style-name="ce191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5">
          <table:table-cell table:style-name="ce14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5" office:value-type="string">
            <text:p>SMOKE_PLF_INT_05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Sites Explorer</text:p>
          </table:table-cell>
          <table:table-cell table:style-name="ce171" office:value-type="string">
            <text:p>Check integrate with Sites Explorer</text:p>
          </table:table-cell>
          <table:table-cell table:style-name="ce174" office:value-type="string">
            <text:p>Step 1: Show integrated Content Explorer</text:p>
          </table:table-cell>
          <table:table-cell table:style-name="ce170" office:value-type="string">
            <text:p>In a specific space: Click <text:span text:style-name="T3">Documents</text:span> <text:s/>tab</text:p>
          </table:table-cell>
          <table:table-cell table:style-name="ce175" office:value-type="string">
            <text:p>The Content Explorer (Sites Explorer) page is shown in right pane of Home page</text:p>
            <text:p/>
          </table:table-cell>
          <table:table-cell table:style-name="ce174" office:value-type="string">
            <text:p>High</text:p>
          </table:table-cell>
          <table:table-cell table:style-name="ce192" office:value-type="string">
            <text:p>thu.nguyen</text:p>
          </table:table-cell>
          <table:table-cell table:number-columns-repeated="2" table:style-name="ce192" office:value-type="string">
            <text:p>Passed</text:p>
          </table:table-cell>
          <table:table-cell table:style-name="ce192" table:number-columns-repeated="243"/>
        </table:table-row>
        <table:table-row table:style-name="ro27">
          <table:table-cell table:style-name="ce14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4" office:value-type="string">
            <text:p>SMOKE_PLF_INT_05</text:p>
          </table:table-cell>
          <table:table-cell table:style-name="ce15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5" office:value-type="string">
            <text:p>Smoke/Integration/Sites Explorer</text:p>
          </table:table-cell>
          <table:table-cell table:style-name="ce170" office:value-type="string">
            <text:p>Check integrate with Sites Explorer</text:p>
          </table:table-cell>
          <table:table-cell table:style-name="ce177" office:value-type="string">
            <text:p>Step 2: Add document</text:p>
          </table:table-cell>
          <table:table-cell table:style-name="ce177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7" office:value-type="string">
            <text:p>New document is added</text:p>
            <text:p/>
          </table:table-cell>
          <table:table-cell table:style-name="ce174" office:value-type="string">
            <text:p>High</text:p>
          </table:table-cell>
          <table:table-cell table:style-name="ce192" office:value-type="string">
            <text:p>thu.nguyen</text:p>
          </table:table-cell>
          <table:table-cell table:number-columns-repeated="2" table:style-name="ce192" office:value-type="string">
            <text:p>Passed</text:p>
          </table:table-cell>
          <table:table-cell table:style-name="ce192" table:number-columns-repeated="243"/>
        </table:table-row>
        <table:table-row table:style-name="ro12">
          <table:table-cell table:style-name="ce14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4" office:value-type="string">
            <text:p>SMOKE_PLF_INT_05</text:p>
          </table:table-cell>
          <table:table-cell table:style-name="ce15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5" office:value-type="string">
            <text:p>Smoke/Integration/Sites Explorer</text:p>
          </table:table-cell>
          <table:table-cell table:style-name="ce170" office:value-type="string">
            <text:p>Check integrate with Sites Explorer</text:p>
          </table:table-cell>
          <table:table-cell table:style-name="ce175" office:value-type="string">
            <text:p>Step 3: Check adding activity for added document</text:p>
          </table:table-cell>
          <table:table-cell table:style-name="ce175" office:value-type="string">
            <text:p>Click <text:span text:style-name="T3">Home</text:span> tab</text:p>
          </table:table-cell>
          <table:table-cell table:style-name="ce175" office:value-type="string">
            <text:p>Space stream is shown: there's an activity for added document</text:p>
          </table:table-cell>
          <table:table-cell table:style-name="ce174" office:value-type="string">
            <text:p>High</text:p>
          </table:table-cell>
          <table:table-cell table:style-name="ce192" office:value-type="string">
            <text:p>thu.nguyen</text:p>
          </table:table-cell>
          <table:table-cell table:number-columns-repeated="2" table:style-name="ce192" office:value-type="string">
            <text:p>Passed</text:p>
          </table:table-cell>
          <table:table-cell table:style-name="ce192" table:number-columns-repeated="243"/>
        </table:table-row>
        <table:table-row table:style-name="ro26">
          <table:table-cell table:style-name="ce14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5" office:value-type="string">
            <text:p>SMOKE_PLF_INT_06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Forum</text:p>
          </table:table-cell>
          <table:table-cell table:style-name="ce171" office:value-type="string">
            <text:p>Check integrate with Forum</text:p>
          </table:table-cell>
          <table:table-cell table:style-name="ce174" office:value-type="string">
            <text:p>Step 1: Show integrated Forum</text:p>
          </table:table-cell>
          <table:table-cell table:style-name="ce170" office:value-type="string">
            <text:p>In a specific space: Click<text:span text:style-name="T3"> </text:span><text:span text:style-name="T3">Discussion</text:span> tab</text:p>
          </table:table-cell>
          <table:table-cell table:style-name="ce175" office:value-type="string">
            <text:p>The Forum page is shown in right pane of Home page, stay at Forum of this spac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4" office:value-type="string">
            <text:p>SMOKE_PLF_INT_06</text:p>
          </table:table-cell>
          <table:table-cell table:style-name="ce15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5" office:value-type="string">
            <text:p>Smoke/Integration/Forum</text:p>
          </table:table-cell>
          <table:table-cell table:style-name="ce170" office:value-type="string">
            <text:p>Check integrate with Forum</text:p>
          </table:table-cell>
          <table:table-cell table:style-name="ce176" office:value-type="string">
            <text:p>Step 2: Add new topic</text:p>
          </table:table-cell>
          <table:table-cell table:style-name="ce176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6" office:value-type="string">
            <text:p>New topic is add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4" office:value-type="string">
            <text:p>SMOKE_PLF_INT_06</text:p>
          </table:table-cell>
          <table:table-cell table:style-name="ce15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5" office:value-type="string">
            <text:p>Smoke/Integration/Forum</text:p>
          </table:table-cell>
          <table:table-cell table:style-name="ce170" office:value-type="string">
            <text:p>Check integrate with Forum</text:p>
          </table:table-cell>
          <table:table-cell table:style-name="ce177" office:value-type="string">
            <text:p>Step 3: Check updating activity for added topic</text:p>
          </table:table-cell>
          <table:table-cell table:style-name="ce175" office:value-type="string">
            <text:p>Click <text:span text:style-name="T3">Home</text:span> on left pane</text:p>
          </table:table-cell>
          <table:table-cell table:style-name="ce175" office:value-type="string">
            <text:p>Space stream is shown: there's an activity for added topic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5" office:value-type="string">
            <text:p>SMOKE_PLF_INT_07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Application</text:p>
          </table:table-cell>
          <table:table-cell table:style-name="ce171" office:value-type="string">
            <text:p>Add integrated application</text:p>
          </table:table-cell>
          <table:table-cell table:style-name="ce176" office:value-type="string">
            <text:p>Step 1: Show space settings form</text:p>
          </table:table-cell>
          <table:table-cell table:style-name="ce170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82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4" office:value-type="string">
            <text:p>SMOKE_PLF_INT_07</text:p>
          </table:table-cell>
          <table:table-cell table:style-name="ce15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5" office:value-type="string">
            <text:p>Smoke/Integration/Application</text:p>
          </table:table-cell>
          <table:table-cell table:style-name="ce170" office:value-type="string">
            <text:p>Add integrated application</text:p>
          </table:table-cell>
          <table:table-cell table:style-name="ce176" office:value-type="string">
            <text:p>Step 2: Show add application form</text:p>
          </table:table-cell>
          <table:table-cell table:style-name="ce176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6" office:value-type="string">
            <text:p>Applications list is show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5">
          <table:table-cell table:style-name="ce14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4" office:value-type="string">
            <text:p>SMOKE_PLF_INT_07</text:p>
          </table:table-cell>
          <table:table-cell table:style-name="ce15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5" office:value-type="string">
            <text:p>Smoke/Integration/Application</text:p>
          </table:table-cell>
          <table:table-cell table:style-name="ce170" office:value-type="string">
            <text:p>Add integrated application</text:p>
          </table:table-cell>
          <table:table-cell table:style-name="ce176" office:value-type="string">
            <text:p>Step 3: Add application</text:p>
          </table:table-cell>
          <table:table-cell table:style-name="ce176" office:value-type="string">
            <text:p>- Click cross + icon at the application you want to add</text:p>
            <text:p>- Click x to close Applications list</text:p>
          </table:table-cell>
          <table:table-cell table:style-name="ce176" office:value-type="string">
            <text:p>Chosen application is listed in integrated application list in both left &amp; right pan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5" office:value-type="string">
            <text:p>SMOKE_PLF_INT_08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IDE</text:p>
          </table:table-cell>
          <table:table-cell table:style-name="ce171" office:value-type="string">
            <text:p>Check IDE</text:p>
          </table:table-cell>
          <table:table-cell table:style-name="ce176" office:value-type="string">
            <text:p>Step 1: Check IDE page</text:p>
          </table:table-cell>
          <table:table-cell table:style-name="ce176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6" office:value-type="string">
            <text:p>There's IDE pag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Failed</text:p>
          </table:table-cell>
          <table:table-cell table:style-name="ce194" office:value-type="string">
            <text:p>Passed</text:p>
          </table:table-cell>
          <table:table-cell table:style-name="ce194" office:value-type="string">
            <text:p>PLF-1798</text:p>
          </table:table-cell>
          <table:table-cell table:style-name="ce194" table:number-columns-repeated="233"/>
          <table:table-cell table:style-name="ce143" table:number-columns-repeated="9"/>
        </table:table-row>
        <table:table-row table:style-name="ro12">
          <table:table-cell table:style-name="ce14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4" office:value-type="string">
            <text:p>SMOKE_PLF_INT_08</text:p>
          </table:table-cell>
          <table:table-cell table:style-name="ce15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5" office:value-type="string">
            <text:p>Smoke/Integration/IDE</text:p>
          </table:table-cell>
          <table:table-cell table:style-name="ce170" office:value-type="string">
            <text:p>Check IDE</text:p>
          </table:table-cell>
          <table:table-cell table:style-name="ce176" office:value-type="string">
            <text:p>Step 2: Check showing IDE page</text:p>
          </table:table-cell>
          <table:table-cell table:style-name="ce176" office:value-type="string">
            <text:p>Click on <text:span text:style-name="T3">IDE</text:span></text:p>
          </table:table-cell>
          <table:table-cell table:style-name="ce176" office:value-type="string">
            <text:p>IDE page is shown correctly, dev-monit workspace is selected as default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Failed</text:p>
          </table:table-cell>
          <table:table-cell table:style-name="ce194" office:value-type="string">
            <text:p>Passed</text:p>
          </table:table-cell>
          <table:table-cell table:style-name="ce194" office:value-type="string">
            <text:p>PLF-1798</text:p>
          </table:table-cell>
          <table:table-cell table:style-name="ce194" table:number-columns-repeated="233"/>
          <table:table-cell table:style-name="ce143" table:number-columns-repeated="9"/>
        </table:table-row>
        <table:table-row table:style-name="ro26">
          <table:table-cell table:style-name="ce14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5" office:value-type="string">
            <text:p>SMOKE_PLF_INT_09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CMIS</text:p>
          </table:table-cell>
          <table:table-cell table:style-name="ce172" office:value-type="string">
            <text:p>Install CMIS Expert gadget</text:p>
          </table:table-cell>
          <table:table-cell table:style-name="ce173" office:value-type="string">
            <text:p>Step 1: Open form to add gadget</text:p>
          </table:table-cell>
          <table:table-cell table:style-name="ce180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83" office:value-type="string">
            <text:p>Application registry form is show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5">
          <table:table-cell table:style-name="ce14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4" office:value-type="string">
            <text:p>SMOKE_PLF_INT_09</text:p>
          </table:table-cell>
          <table:table-cell table:style-name="ce15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6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2: Add gadget</text:p>
          </table:table-cell>
          <table:table-cell table:style-name="ce18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83" office:value-type="string">
            <text:p>New Gadget is add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4" office:value-type="string">
            <text:p>SMOKE_PLF_INT_10</text:p>
          </table:table-cell>
          <table:table-cell table:style-name="ce15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5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3: Add the gadget to Gadgets category</text:p>
          </table:table-cell>
          <table:table-cell table:style-name="ce180" office:value-type="string">
            <text:p>- Click on "Click here to add into categories" and enable checkbox <text:span text:style-name="T3">Gadgets</text:span></text:p>
          </table:table-cell>
          <table:table-cell table:style-name="ce183" office:value-type="string">
            <text:p>Add gadget into category is don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4" office:value-type="string">
            <text:p>SMOKE_PLF_INT_10</text:p>
          </table:table-cell>
          <table:table-cell table:style-name="ce15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5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4: Import application</text:p>
          </table:table-cell>
          <table:table-cell table:style-name="ce180" office:value-type="string">
            <text:p>- Go to Categories and do Import Applications</text:p>
          </table:table-cell>
          <table:table-cell table:style-name="ce183" office:value-type="string">
            <text:p>Applications are imported &amp; listed in left pane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4" office:value-type="string">
            <text:p>Passed</text:p>
          </table:table-cell>
          <table:table-cell table:style-name="ce194" table:number-columns-repeated="234"/>
          <table:table-cell table:style-name="ce143" table:number-columns-repeated="9"/>
        </table:table-row>
        <table:table-row table:style-name="ro27">
          <table:table-cell table:style-name="ce14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4" office:value-type="string">
            <text:p>SMOKE_PLF_INT_10</text:p>
          </table:table-cell>
          <table:table-cell table:style-name="ce15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5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5: Add page with CMIS</text:p>
          </table:table-cell>
          <table:table-cell table:style-name="ce180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83" office:value-type="string">
            <text:p>New page with CMIS is added &amp; well display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Failed</text:p>
          </table:table-cell>
          <table:table-cell table:style-name="ce194" office:value-type="string">
            <text:p>Passed</text:p>
          </table:table-cell>
          <table:table-cell table:style-name="ce194" office:value-type="string">
            <text:p>PLF-995</text:p>
          </table:table-cell>
          <table:table-cell table:style-name="ce194" table:number-columns-repeated="233"/>
          <table:table-cell table:style-name="ce143" table:number-columns-repeated="9"/>
        </table:table-row>
        <table:table-row table:style-name="ro20" table:number-rows-repeated="3">
          <table:table-cell table:number-columns-repeated="255"/>
        </table:table-row>
        <table:table-row table:style-name="ro20">
          <table:table-cell table:style-name="ce147"/>
          <table:table-cell table:style-name="ce153"/>
          <table:table-cell table:style-name="ce161"/>
          <table:table-cell table:style-name="ce164" table:number-columns-repeated="2"/>
          <table:table-cell table:style-name="ce176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4" table:number-columns-repeated="2"/>
          <table:table-cell table:style-name="ce176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1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75" table:number-columns-repeated="2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 table:number-rows-repeated="5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6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 table:number-rows-repeated="2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/>
          <table:table-cell table:style-name="ce184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/>
          <table:table-cell table:style-name="ce176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 table:number-rows-repeated="2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/>
          <table:table-cell table:style-name="ce184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/>
          <table:table-cell table:style-name="ce176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 table:number-rows-repeated="2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/>
          <table:table-cell table:style-name="ce184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/>
          <table:table-cell table:style-name="ce176" table:number-columns-repeated="2"/>
          <table:table-cell table:style-name="ce175"/>
          <table:table-cell table:style-name="ce143" table:number-columns-repeated="246"/>
        </table:table-row>
        <table:table-row table:style-name="ro20" table:number-rows-repeated="3">
          <table:table-cell table:style-name="ce143" table:number-columns-repeated="8"/>
          <table:table-cell/>
          <table:table-cell table:style-name="ce143" table:number-columns-repeated="246"/>
        </table:table-row>
        <table:table-row table:style-name="ro20" table:number-rows-repeated="10">
          <table:table-cell table:style-name="ce143" table:number-columns-repeated="255"/>
        </table:table-row>
        <table:table-row table:style-name="ro20" table:number-rows-repeated="1048474">
          <table:table-cell table:number-columns-repeated="255"/>
        </table:table-row>
        <table:table-row table:style-name="ro20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1T16:56:52</dc:date>
    <meta:print-date>2008-06-17T00:45:47</meta:print-date>
    <meta:editing-cycles>799</meta:editing-cycles>
    <meta:editing-duration>P13DT4H23M40S</meta:editing-duration>
    <dc:creator>exoplatform </dc:creator>
    <meta:document-statistic meta:table-count="4" meta:cell-count="479" meta:object-count="1"/>
    <meta:user-defined meta:name="Info 1"/>
    <meta:user-defined meta:name="Info 2"/>
    <meta:user-defined meta:name="Info 3"/>
    <meta:user-defined meta:name="Info 4"/>
  </office:meta>
</office:document-meta>
</file>